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db.a01;</text:p>
      <text:p text:style-name="Standard"/>
      <text:p text:style-name="Standard"/>
      <text:p text:style-name="Standard">import java.io.BufferedReader;</text:p>
      <text:p text:style-name="Standard">import java.io.FileReader;</text:p>
      <text:p text:style-name="Standard">import java.io.IOException;</text:p>
      <text:p text:style-name="Standard">import java.time.DayOfWeek;</text:p>
      <text:p text:style-name="Standard">import java.time.LocalDateTime;</text:p>
      <text:p text:style-name="Standard">import java.time.format.DateTimeFormatter;</text:p>
      <text:p text:style-name="Standard">import java.util.ArrayList;</text:p>
      <text:p text:style-name="Standard">import java.util.HashMap;</text:p>
      <text:p text:style-name="Standard">import java.util.List;</text:p>
      <text:p text:style-name="Standard">import java.util.Map;</text:p>
      <text:p text:style-name="Standard"/>
      <text:p text:style-name="Standard">public class MyCrimes {</text:p>
      <text:p text:style-name="Standard"/>
      <text:p text:style-name="Standard"><text:s text:c="4"/>// Konfiguration </text:p>
      <text:p text:style-name="Standard"><text:s text:c="4"/>private static final String DATE_TIME_COLUMN_NAME = "Date";</text:p>
      <text:p text:style-name="Standard"><text:s text:c="4"/>private static final String ARREST_COLUMN_NAME = "Arrest";</text:p>
      <text:p text:style-name="Standard"><text:s text:c="4"/>private static final String CSV_DELIMITER = ","; </text:p>
      <text:p text:style-name="Standard"/>
      <text:p text:style-name="Standard"><text:s text:c="4"/>// Pfad zur Eingabe- und Ausgabe-Datei </text:p>
      <text:p text:style-name="Standard"><text:s text:c="4"/>private static final String INPUT_FILE_PATH = "Crimes.csv"; </text:p>
      <text:p text:style-name="Standard"><text:s text:c="4"/>private static final String OUTPUT_FILE_PATH = "Ergebnisse_teil_d.csv";</text:p>
      <text:p text:style-name="Standard"><text:s text:c="4"/></text:p>
      <text:p text:style-name="Standard"><text:s text:c="4"/>// Format: MM/dd/yyyy hh:mm:ss AM/PM</text:p>
      <text:p text:style-name="Standard"><text:s text:c="4"/>private static final DateTimeFormatter DATE_FORMATTER = DateTimeFormatter.ofPattern("MM/dd/yyyy hh:mm:ss a"); </text:p>
      <text:p text:style-name="Standard"><text:s text:c="4"/></text:p>
      <text:p text:style-name="Standard"><text:s text:c="4"/>// Die zu analysierenden Jahre</text:p>
      <text:p text:style-name="Standard"><text:s text:c="4"/>private static final int START_YEAR = 2010;</text:p>
      <text:p text:style-name="Standard"><text:s text:c="4"/>private static final int END_YEAR = 2020;</text:p>
      <text:p text:style-name="Standard"/>
      <text:p text:style-name="Standard"/>
      <text:p text:style-name="Standard"><text:s text:c="4"/>// Klasse zur Speicherung der Aggregation</text:p>
      <text:p text:style-name="Standard"><text:s text:c="4"/>// Ersetzt die Funktionalität der HashMap-Werte</text:p>
      <text:p text:style-name="Standard"><text:s text:c="4"/>private static class AggregationEntry {</text:p>
      <text:p text:style-name="Standard"><text:s text:c="8"/>int countArrested = 0;</text:p>
      <text:p text:style-name="Standard"><text:s text:c="8"/>int countNotArrested = 0;</text:p>
      <text:p text:style-name="Standard"><text:s text:c="4"/>}</text:p>
      <text:p text:style-name="Standard"/>
      <text:p text:style-name="Standard"><text:s text:c="4"/>// Main method Wirft Exceptions</text:p>
      <text:p text:style-name="Standard"><text:s text:c="4"/>public static void main(String[] args) throws IOException {</text:p>
      <text:p text:style-name="Standard"><text:s text:c="8"/></text:p>
      <text:p text:style-name="Standard"><text:s text:c="8"/>// HashMap-Struktur: (Wochentag_Stunde) Arrest-Zähler, No-Arrest-Zähler</text:p>
      <text:p text:style-name="Standard"><text:s text:c="8"/>Map&lt;String, AggregationEntry&gt; aggregationMap = new HashMap&lt;&gt;();</text:p>
      <text:p text:style-name="Standard"><text:s text:c="8"/></text:p>
      <text:p text:style-name="Standard"><text:s text:c="8"/>// Initialisierung</text:p>
      <text:p text:style-name="Standard"><text:s text:c="8"/>int dateIndex = -1;</text:p>
      <text:p text:style-name="Standard"><text:s text:c="8"/>int arrestIndex = -1;</text:p>
      <text:p text:style-name="Standard"><text:s text:c="8"/></text:p>
      <text:p text:style-name="Standard"><text:s text:c="8"/>// Start der Zeitmessung für die Verarbeitung</text:p>
      <text:p text:style-name="Standard"><text:soft-page-break/><text:s text:c="8"/>long startTime = System.currentTimeMillis(); </text:p>
      <text:p text:style-name="Standard"/>
      <text:p text:style-name="Standard"><text:s text:c="8"/>// Datei-Leselogik </text:p>
      <text:p text:style-name="Standard"><text:s text:c="8"/>BufferedReader br = new BufferedReader(new FileReader(INPUT_FILE_PATH));</text:p>
      <text:p text:style-name="Standard"><text:s text:c="8"/>String line;</text:p>
      <text:p text:style-name="Standard"><text:s text:c="8"/></text:p>
      <text:p text:style-name="Standard"><text:s text:c="8"/>// 1. Header lesen und Spaltenindizes finden</text:p>
      <text:p text:style-name="Standard"><text:s text:c="8"/>if ((line = br.readLine()) == null) {</text:p>
      <text:p text:style-name="Standard"><text:s text:c="12"/>br.close();</text:p>
      <text:p text:style-name="Standard"><text:s text:c="12"/>return; // Leere Datei</text:p>
      <text:p text:style-name="Standard"><text:s text:c="8"/>}</text:p>
      <text:p text:style-name="Standard"/>
      <text:p text:style-name="Standard"><text:s text:c="8"/>// Header anhand des Semikolons splitten</text:p>
      <text:p text:style-name="Standard"><text:s text:c="8"/>String[] headers = line.split(CSV_DELIMITER);</text:p>
      <text:p text:style-name="Standard"><text:s text:c="8"/></text:p>
      <text:p text:style-name="Standard"><text:s text:c="8"/>// Spalten-Indizes suchen mit Bereinigung (Anführungszeichen entfernen)</text:p>
      <text:p text:style-name="Standard"><text:s text:c="8"/>for (int i = 0; i &lt; headers.length; i++) {</text:p>
      <text:p text:style-name="Standard"><text:s text:c="12"/>// Bereinigen des Headers: Anführungszeichen entfernen, trimmen</text:p>
      <text:p text:style-name="Standard"><text:s text:c="12"/>String cleanedHeader = headers[i].replace("\"", "").trim(); </text:p>
      <text:p text:style-name="Standard"><text:s text:c="12"/></text:p>
      <text:p text:style-name="Standard"><text:s text:c="12"/>if (cleanedHeader.equalsIgnoreCase(DATE_TIME_COLUMN_NAME)) {</text:p>
      <text:p text:style-name="Standard"><text:s text:c="16"/>dateIndex = i;</text:p>
      <text:p text:style-name="Standard"><text:s text:c="12"/>} else if (cleanedHeader.equalsIgnoreCase(ARREST_COLUMN_NAME)) {</text:p>
      <text:p text:style-name="Standard"><text:s text:c="16"/>arrestIndex = i;</text:p>
      <text:p text:style-name="Standard"><text:s text:c="12"/>}</text:p>
      <text:p text:style-name="Standard"><text:s text:c="8"/>}</text:p>
      <text:p text:style-name="Standard"/>
      <text:p text:style-name="Standard"><text:s text:c="8"/>// Fehlerprüfung </text:p>
      <text:p text:style-name="Standard"><text:s text:c="8"/>if (dateIndex == -1 || arrestIndex == -1) {</text:p>
      <text:p text:style-name="Standard"><text:s text:c="12"/>br.close();</text:p>
      <text:p text:style-name="Standard"><text:s text:c="12"/>// Stellt sicher, dass die JVM abstürzt, wenn Spalten fehlen</text:p>
      <text:p text:style-name="Standard"><text:s text:c="12"/>throw new RuntimeException("Fehlende Spalten im Header. Prüfen Sie " + DATE_TIME_COLUMN_NAME + " und " + ARREST_COLUMN_NAME + "."); </text:p>
      <text:p text:style-name="Standard"><text:s text:c="8"/>}</text:p>
      <text:p text:style-name="Standard"/>
      <text:p text:style-name="Standard"><text:s text:c="8"/>// 2. Lesen <text:s/>(Hauptschleife)</text:p>
      <text:p text:style-name="Standard"><text:s text:c="8"/>while ((line = br.readLine()) != null) {</text:p>
      <text:p text:style-name="Standard"><text:s text:c="12"/>// Splitten der Datenzeile</text:p>
      <text:p text:style-name="Standard"><text:s text:c="12"/>String[] columns = line.split(CSV_DELIMITER);</text:p>
      <text:p text:style-name="Standard"><text:s text:c="12"/></text:p>
      <text:p text:style-name="Standard"><text:s text:c="12"/>// Ignoriere unvollständige Zeilen </text:p>
      <text:p text:style-name="Standard"><text:s text:c="12"/>if (columns.length &lt;= Math.max(dateIndex, arrestIndex)) {</text:p>
      <text:p text:style-name="Standard"><text:s text:c="16"/>continue;</text:p>
      <text:p text:style-name="Standard"><text:s text:c="12"/>}</text:p>
      <text:p text:style-name="Standard"/>
      <text:p text:style-name="Standard"><text:s text:c="11"/></text:p>
      <text:p text:style-name="Standard"><text:s text:c="12"/></text:p>
      <text:p text:style-name="Standard"><text:s text:c="12"/></text:p>
      <text:p text:style-name="Standard"><text:s text:c="12"/>// .replace("\"", "") entfernt die Anführungszeichen aus der Datei</text:p>
      <text:p text:style-name="Standard"><text:s text:c="12"/></text:p>
      <text:p text:style-name="Standard"><text:s text:c="12"/>try { </text:p>
      <text:p text:style-name="Standard"><text:s text:c="16"/>LocalDateTime datetime = LocalDateTime.parse(</text:p>
      <text:p text:style-name="Standard"><text:soft-page-break/><text:s text:c="20"/>columns[dateIndex].replace("\"", "").trim(), </text:p>
      <text:p text:style-name="Standard"><text:s text:c="20"/>DATE_FORMATTER</text:p>
      <text:p text:style-name="Standard"><text:s text:c="16"/>);</text:p>
      <text:p text:style-name="Standard"><text:s text:c="16"/></text:p>
      <text:p text:style-name="Standard"><text:s text:c="16"/>// Filterung nach Jahr (2010 bis 2020)</text:p>
      <text:p text:style-name="Standard"><text:s text:c="16"/>int year = datetime.getYear();</text:p>
      <text:p text:style-name="Standard"><text:s text:c="16"/>if (year &lt; START_YEAR || year &gt; END_YEAR) {</text:p>
      <text:p text:style-name="Standard"><text:s text:c="20"/>continue; </text:p>
      <text:p text:style-name="Standard"><text:s text:c="16"/>}</text:p>
      <text:p text:style-name="Standard"/>
      <text:p text:style-name="Standard"><text:s text:c="16"/>// Extraktion der Schlüssel-Komponenten</text:p>
      <text:p text:style-name="Standard"><text:s text:c="16"/>String dayOfWeek = datetime.getDayOfWeek().toString(); </text:p>
      <text:p text:style-name="Standard"><text:s text:c="16"/>int hour = datetime.getHour(); <text:s text:c="24"/></text:p>
      <text:p text:style-name="Standard"><text:s text:c="16"/></text:p>
      <text:p text:style-name="Standard"><text:s text:c="16"/>// Arrest-Status prüfen</text:p>
      <text:p text:style-name="Standard"><text:s text:c="16"/>boolean isArrested = columns[arrestIndex]</text:p>
      <text:p text:style-name="Standard"><text:s text:c="37"/>.replace("\"", "")</text:p>
      <text:p text:style-name="Standard"><text:s text:c="37"/>.trim()</text:p>
      <text:p text:style-name="Standard"><text:s text:c="37"/>.equalsIgnoreCase("TRUE"); // Annahme: TRUE/FALSE</text:p>
      <text:p text:style-name="Standard"><text:s text:c="16"/></text:p>
      <text:p text:style-name="Standard"><text:s text:c="16"/>// Aggregations-Key erstellen: "TAG_STUNDE", z.B. "MONDAY_09"</text:p>
      <text:p text:style-name="Standard"><text:s text:c="16"/>String key = dayOfWeek + "_" + String.format("%02d", hour);</text:p>
      <text:p text:style-name="Standard"/>
      <text:p text:style-name="Standard"><text:s text:c="16"/>// Aggregation durchführen: Zähler im HashMap-Wert inkrementieren</text:p>
      <text:p text:style-name="Standard"><text:s text:c="16"/>AggregationEntry entry = aggregationMap.computeIfAbsent(key, k -&gt; new AggregationEntry());</text:p>
      <text:p text:style-name="Standard"/>
      <text:p text:style-name="Standard"><text:s text:c="16"/>if (isArrested) {</text:p>
      <text:p text:style-name="Standard"><text:s text:c="20"/>entry.countArrested++;</text:p>
      <text:p text:style-name="Standard"><text:s text:c="16"/>} else {</text:p>
      <text:p text:style-name="Standard"><text:s text:c="20"/>entry.countNotArrested++;</text:p>
      <text:p text:style-name="Standard"><text:s text:c="16"/>}</text:p>
      <text:p text:style-name="Standard"><text:s text:c="12"/>} catch (Exception e) {</text:p>
      <text:p text:style-name="Standard"><text:s text:c="17"/></text:p>
      <text:p text:style-name="Standard"><text:s text:c="17"/>continue; </text:p>
      <text:p text:style-name="Standard"><text:s text:c="12"/>}</text:p>
      <text:p text:style-name="Standard"><text:s text:c="8"/>}</text:p>
      <text:p text:style-name="Standard"><text:s text:c="8"/>br.close(); // Reader schließen</text:p>
      <text:p text:style-name="Standard"><text:s text:c="8"/></text:p>
      <text:p text:style-name="Standard"><text:s text:c="8"/>// Ende der Zeitmessung für die Verarbeitung</text:p>
      <text:p text:style-name="Standard"><text:s text:c="8"/>long endTime = System.currentTimeMillis();</text:p>
      <text:p text:style-name="Standard"><text:s text:c="8"/>long duration = endTime - startTime; </text:p>
      <text:p text:style-name="Standard"/>
      <text:p text:style-name="Standard"><text:s text:c="8"/>// 3. Sortierung der Ergebnisse</text:p>
      <text:p text:style-name="Standard"><text:s text:c="8"/>List&lt;String&gt; sortedKeys = new ArrayList&lt;&gt;(aggregationMap.keySet());</text:p>
      <text:p text:style-name="Standard"/>
      <text:p text:style-name="Standard"><text:s text:c="8"/>// Sortieren nach DayOfWeek, dann nach Stunde</text:p>
      <text:p text:style-name="Standard"><text:s text:c="8"/>sortedKeys.sort((key1, key2) -&gt; {</text:p>
      <text:p text:style-name="Standard"><text:s text:c="12"/>String[] parts1 = key1.split("_");</text:p>
      <text:p text:style-name="Standard"><text:s text:c="12"/>String[] parts2 = key2.split("_");</text:p>
      <text:p text:style-name="Standard"><text:s text:c="12"/></text:p>
      <text:p text:style-name="Standard"><text:s text:c="12"/>// 1. Vergleich nach Wochentag (MONDAY &lt; TUESDAY etc.)</text:p>
      <text:p text:style-name="Standard"><text:soft-page-break/><text:s text:c="12"/>int dayComparison = DayOfWeek.valueOf(parts1[0]).compareTo(DayOfWeek.valueOf(parts2[0]));</text:p>
      <text:p text:style-name="Standard"><text:s text:c="12"/>if (dayComparison != 0) {</text:p>
      <text:p text:style-name="Standard"><text:s text:c="16"/>return dayComparison;</text:p>
      <text:p text:style-name="Standard"><text:s text:c="12"/>}</text:p>
      <text:p text:style-name="Standard"><text:s text:c="12"/></text:p>
      <text:p text:style-name="Standard"><text:s text:c="12"/>// 2. Vergleich nach Stunde (00 &lt; 01 &lt; ... &lt; 23)</text:p>
      <text:p text:style-name="Standard"><text:s text:c="12"/>int hour1 = Integer.parseInt(parts1[1]);</text:p>
      <text:p text:style-name="Standard"><text:s text:c="12"/>int hour2 = Integer.parseInt(parts2[1]);</text:p>
      <text:p text:style-name="Standard"><text:s text:c="12"/>return Integer.compare(hour1, hour2);</text:p>
      <text:p text:style-name="Standard"><text:s text:c="8"/>});</text:p>
      <text:p text:style-name="Standard"/>
      <text:p text:style-name="Standard"><text:s text:c="8"/>// 4. Ausgabe der sortierten Ergebnisse</text:p>
      <text:p text:style-name="Standard"><text:s text:c="8"/>System.out.println("\n--- Ergebnisse (Verhaftungen vs. Keine Verhaftungen 2010-2020) ---");</text:p>
      <text:p text:style-name="Standard"><text:s text:c="8"/>System.out.println("Wochentag;Stunde;Verhaftungen;Keine Verhaftungen");</text:p>
      <text:p text:style-name="Standard"><text:s text:c="8"/></text:p>
      <text:p text:style-name="Standard"><text:s text:c="8"/>for (String key : sortedKeys) {</text:p>
      <text:p text:style-name="Standard"><text:s text:c="12"/>AggregationEntry entry = aggregationMap.get(key);</text:p>
      <text:p text:style-name="Standard"><text:s text:c="12"/>String[] parts = key.split("_");</text:p>
      <text:p text:style-name="Standard"><text:s text:c="12"/></text:p>
      <text:p text:style-name="Standard"><text:s text:c="12"/>// Ausgabe: Wochentag; Stunde; Verhaftet; Nicht verhaftet</text:p>
      <text:p text:style-name="Standard"><text:s text:c="12"/>System.out.printf("%s;%s;%d;%d%n", </text:p>
      <text:p text:style-name="Standard"><text:s text:c="16"/>parts[0], </text:p>
      <text:p text:style-name="Standard"><text:s text:c="16"/>parts[1], </text:p>
      <text:p text:style-name="Standard"><text:s text:c="16"/>entry.countArrested, </text:p>
      <text:p text:style-name="Standard"><text:s text:c="16"/>entry.countNotArrested);</text:p>
      <text:p text:style-name="Standard"><text:s text:c="8"/>}</text:p>
      <text:p text:style-name="Standard"><text:s text:c="8"/></text:p>
      <text:p text:style-name="Standard"><text:s text:c="8"/>// 5. Zeitmessung ausgeben</text:p>
      <text:p text:style-name="Standard"><text:s text:c="8"/>System.out.println("\n--- Zeitmessung ---");</text:p>
      <text:p text:style-name="Standard"><text:s text:c="8"/>System.out.printf("Verarbeitungszeit (Lesen, Filtern): %d ms%n", duration);</text:p>
      <text:p text:style-name="Standard"><text:s text:c="8"/></text:p>
      <text:p text:style-name="Standard"><text:s text:c="7"/>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a Gerlach</meta:initial-creator>
    <meta:creation-date>2025-11-24T20:12:49.08</meta:creation-date>
    <meta:document-statistic meta:table-count="0" meta:image-count="0" meta:object-count="0" meta:page-count="4" meta:paragraph-count="168" meta:word-count="600" meta:character-count="6739"/>
    <dc:date>2025-11-24T20:13:17.82</dc:date>
    <dc:creator>Jama Gerlach</dc:creator>
    <meta:editing-duration>PT30S</meta:editing-duration>
    <meta:editing-cycles>1</meta:editing-cycles>
    <meta:generator>OpenOffice/4.1.9$Win32 OpenOffice.org_project/419m1$Build-9805</meta:generator>
  </office:meta>
</office:document-meta>
</file>